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2000002C0000341100002156CBDFD52B.wmf"/>
  <manifest:file-entry manifest:media-type="" manifest:full-path="Pictures/2000009100004E1D000039B77C6D28AB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http://www.w3.org/2001/SMIL20/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left" draw:textarea-vertical-align="top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16cm" fo:min-width="2.648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16cm" fo:min-width="4.315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3" style:family="graphic" style:parent-style-name="standard">
      <style:graphic-properties draw:textarea-horizontal-align="left" draw:textarea-vertical-align="middle"/>
    </style:style>
    <style:style style:name="gr14" style:family="graphic" style:parent-style-name="standard">
      <style:graphic-properties draw:fill="solid" draw:fill-color="#ccffff" draw:textarea-horizontal-align="center" draw:textarea-vertical-align="middle"/>
    </style:style>
    <style:style style:name="pr1" style:family="presentation" style:parent-style-name="Standard-title">
      <style:graphic-properties draw:stroke="none" draw:fill="none" draw:fill-color="#ffffff" fo:min-height="1.206cm"/>
    </style:style>
    <style:style style:name="pr2" style:family="presentation" style:parent-style-name="Standard-outline1">
      <style:graphic-properties draw:stroke="none" draw:fill="none" draw:fill-color="#ffffff" fo:min-height="17.2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notes">
      <style:graphic-properties draw:fill-color="#ffffff" fo:min-height="13.114cm"/>
    </style:style>
    <style:style style:name="pr5" style:family="presentation" style:parent-style-name="Standard-outline1">
      <style:graphic-properties draw:stroke="none" draw:fill="none" draw:fill-color="#ffffff" fo:min-height="17.3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7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/>
      <style:text-properties fo:font-family="'Lucida Console'" style:font-family-generic="modern" style:font-pitch="fixed" fo:font-size="14pt"/>
    </style:style>
    <style:style style:name="P11" style:family="paragraph">
      <style:paragraph-properties fo:margin-left="3.6cm" fo:margin-right="0cm" fo:text-indent="-0.6cm"/>
    </style:style>
    <style:style style:name="T1" style:family="text">
      <style:text-properties fo:font-family="'Lucida Console'" style:font-family-generic="modern" style:font-pitch="fixed" fo:font-size="14pt"/>
    </style:style>
    <style:style style:name="T2" style:family="text">
      <style:text-properties fo:color="#800000" fo:font-family="'Lucida Console'" style:font-family-generic="modern" style:font-pitch="fixed" fo:font-size="14pt" fo:font-weight="bold"/>
    </style:style>
    <style:style style:name="T3" style:family="text">
      <style:text-properties fo:font-family="'Lucida Console'" style:font-family-generic="modern" style:font-pitch="fixed"/>
    </style:style>
    <style:style style:name="T4" style:family="text">
      <style:text-properties fo:color="#800000" fo:font-family="'Lucida Console'" style:font-family-generic="modern" style:font-pitch="fixed"/>
    </style:style>
    <style:style style:name="T5" style:family="text">
      <style:text-properties fo:font-family="'Lucida Console'" style:font-family-generic="modern" style:font-pitch="fixed" fo:font-size="20pt"/>
    </style:style>
    <style:style style:name="T6" style:family="text">
      <style:text-properties fo:color="#800000" fo:font-family="'Lucida Console'" style:font-family-generic="modern" style:font-pitch="fixed"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</office:automatic-styles>
  <office:body>
    <office:presentation>
      <draw:page draw:name="page1" draw:style-name="dp1" draw:master-page-name="Standard">
        <draw:frame presentation:style-name="pr1" draw:text-style-name="P1" draw:layer="layout" svg:width="27cm" svg:height="1.206cm" svg:x="0.5cm" svg:y="0.794cm" presentation:class="title" presentation:user-transformed="true">
          <draw:text-box>
            <text:p text:style-name="P1">Hauptprobleme, die ich bei der Web-Entwicklung lösen wollte:</text:p>
          </draw:text-box>
        </draw:frame>
        <draw:frame presentation:style-name="pr2" draw:text-style-name="P2" draw:layer="layout" svg:width="27cm" svg:height="17.2cm" svg:x="0.5cm" svg:y="2.3cm" presentation:class="outline" presentation:user-transformed="true">
          <draw:text-box>
            <text:list text:style-name="L2">
              <text:list-item>
                <text:p text:style-name="P2">Trennung von Darstellung, Code und Daten (MVC-like)</text:p>
              </text:list-item>
            </text:list>
            <text:list text:style-name="L2">
              <text:list-item>
                <text:list>
                  <text:list-item>
                    <text:p text:style-name="P3">Ermöglicht leichtere Wiederverwendbarkeit der drei genannten Komponenten in anderen Projekt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Leichtere Wartbarkeit durch übersichtlichere Form<text:line-break/>(z.B. keine Brüche zwischen den Komponenten innerhalb einer Quelldatei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Bessere Arbeitsaufteilung möglich: Ein Programmierer muss sich so nicht mit dem Layout/der Darstellung beschäftigen</text:p>
                  </text:list-item>
                </text:list>
              </text:list-item>
            </text:list>
            <text:list text:style-name="L2">
              <text:list-item>
                <text:p text:style-name="P2">Wiederverwendbarkeit von Code- und Darstellungskomponenten</text:p>
              </text:list-item>
            </text:list>
            <text:list text:style-name="L2">
              <text:list-item>
                <text:list>
                  <text:list-item>
                    <text:p text:style-name="P3">Schnellere Entwicklung durch Vermeidung doppelter Arbe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Redundanzvermeid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presentation:style-name="pr1" draw:text-style-name="P1" draw:layer="layout" svg:width="27cm" svg:height="1.206cm" svg:x="0.5cm" svg:y="0.794cm" presentation:class="title" presentation:user-transformed="true">
          <draw:text-box>
            <text:p text:style-name="P1">Meine Lösung: iBlock – ein Designframework</text:p>
          </draw:text-box>
        </draw:frame>
        <draw:frame presentation:style-name="pr2" draw:text-style-name="P2" draw:layer="layout" svg:width="27cm" svg:height="17.2cm" svg:x="0.5cm" svg:y="2.3cm" presentation:class="outline" presentation:user-transformed="true">
          <draw:text-box>
            <text:list text:style-name="L2">
              <text:list-item>
                <text:p text:style-name="P2">Zentrale (ursprüngliche) Komponente: Templating</text:p>
              </text:list-item>
            </text:list>
            <text:list text:style-name="L2">
              <text:list-item>
                <text:list>
                  <text:list-item>
                    <text:p text:style-name="P3">Eine Website besteht in der Regel aus Komponenten, die an vielen Stellen verwendet werden (Layout, Navigation, Rahmen, Tabellen etc.). Diese Komponenten sollten also auch eigenständig bestehen und nicht per Copy &amp; Paste (Redundanz) an den benötigten Stellen eingesetzt werden.</text:p>
                  </text:list-item>
                </text:list>
              </text:list-item>
            </text:list>
          </draw:text-box>
        </draw:frame>
        <draw:rect draw:style-name="gr2" draw:text-style-name="P6" draw:id="id2" draw:layer="layout" svg:width="7cm" svg:height="7.5cm" svg:x="12.13cm" svg:y="27.129cm">
          <text:p text:style-name="P5">Layout</text:p>
        </draw:rect>
        <draw:rect draw:style-name="gr3" draw:text-style-name="P6" draw:id="id4" draw:layer="layout" svg:width="6cm" svg:height="1cm" svg:x="12.63cm" svg:y="28.129cm">
          <text:p text:style-name="P5">Titel</text:p>
        </draw:rect>
        <draw:rect draw:style-name="gr4" draw:text-style-name="P6" draw:id="id5" draw:layer="layout" svg:width="6cm" svg:height="1cm" svg:x="12.63cm" svg:y="29.629cm">
          <text:p text:style-name="P5">Navigation</text:p>
        </draw:rect>
        <draw:rect draw:style-name="gr5" draw:text-style-name="P6" draw:id="id6" draw:layer="layout" svg:width="6cm" svg:height="3cm" svg:x="12.63cm" svg:y="31.129cm">
          <text:p text:style-name="P5">Inhalt</text:p>
        </draw:rect>
        <draw:frame draw:style-name="gr6" draw:text-style-name="P7" draw:id="id1" draw:layer="layout" svg:width="3.148cm" svg:height="0.966cm" svg:x="22.13cm" svg:y="34.666cm">
          <draw:text-box>
            <text:p text:style-name="P1">Template</text:p>
          </draw:text-box>
        </draw:frame>
        <draw:frame draw:style-name="gr7" draw:text-style-name="P7" draw:id="id3" draw:layer="layout" svg:width="4.815cm" svg:height="0.966cm" svg:x="20.63cm" svg:y="29.666cm">
          <draw:text-box>
            <text:p text:style-name="P1">Variable Felder</text:p>
          </draw:text-box>
        </draw:frame>
        <draw:connector draw:style-name="gr8" draw:text-style-name="P6" draw:layer="layout" svg:x1="22.13cm" svg:y1="35.149cm" svg:x2="15.63cm" svg:y2="34.629cm" draw:start-shape="id1" draw:start-glue-point="3" draw:end-shape="id2" draw:end-glue-point="2">
          <text:p text:style-name="P1"/>
        </draw:connector>
        <draw:connector draw:style-name="gr9" draw:text-style-name="P6" draw:layer="layout" svg:x1="20.63cm" svg:y1="30.149cm" svg:x2="18.63cm" svg:y2="28.629cm" draw:start-shape="id3" draw:start-glue-point="3" draw:end-shape="id4" draw:end-glue-point="1">
          <text:p text:style-name="P1"/>
        </draw:connector>
        <draw:connector draw:style-name="gr10" draw:text-style-name="P6" draw:layer="layout" svg:x1="18.63cm" svg:y1="30.129cm" svg:x2="20.63cm" svg:y2="30.149cm" draw:start-shape="id5" draw:start-glue-point="1" draw:end-shape="id3" draw:end-glue-point="3">
          <text:p text:style-name="P1"/>
        </draw:connector>
        <draw:connector draw:style-name="gr11" draw:text-style-name="P6" draw:layer="layout" svg:x1="18.63cm" svg:y1="32.629cm" svg:x2="20.63cm" svg:y2="30.149cm" draw:start-shape="id6" draw:start-glue-point="1" draw:end-shape="id3" draw:end-glue-point="3">
          <text:p text:style-name="P1"/>
        </draw:connector>
        <draw:frame draw:style-name="gr12" draw:text-style-name="P8" draw:layer="layout" svg:width="13.328cm" svg:height="8.533cm" svg:x="8cm" svg:y="9.667cm">
          <draw:image xlink:href="Pictures/2000002C0000341100002156CBDFD52B.wm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presentation:style-name="pr1" draw:text-style-name="P1" draw:layer="layout" svg:width="27cm" svg:height="1.206cm" svg:x="0.5cm" svg:y="0.794cm" presentation:class="title" presentation:user-transformed="true">
          <draw:text-box>
            <text:p text:style-name="P1">Templating: Felder</text:p>
          </draw:text-box>
        </draw:frame>
        <draw:frame presentation:style-name="pr2" draw:text-style-name="P2" draw:layer="layout" svg:width="27cm" svg:height="17.2cm" svg:x="0.5cm" svg:y="2.3cm" presentation:class="outline">
          <draw:text-box>
            <text:list text:style-name="L2">
              <text:list-item>
                <text:p text:style-name="P2">Definition einer Template<text:line-break/><text:line-break/><text:line-break/><text:line-break/><text:line-break/><text:line-break/><text:line-break/><text:line-break/><text:line-break/></text:p>
              </text:list-item>
            </text:list>
            <text:list text:style-name="L2">
              <text:list-item>
                <text:p text:style-name="P2">Nutzung einer Template</text:p>
              </text:list-item>
            </text:list>
          </draw:text-box>
        </draw:frame>
        <draw:rect draw:style-name="gr13" draw:text-style-name="P10" draw:layer="layout" svg:width="16.8cm" svg:height="9cm" svg:x="1.2cm" svg:y="3.5cm">
          <text:p text:style-name="P9"><text:span text:style-name="T1">&lt;html&gt;</text:span></text:p>
          <text:p text:style-name="P9"><text:span text:style-name="T1"><text:tab/></text:span><text:span text:style-name="T1">&lt;head&gt;</text:span></text:p>
          <text:p text:style-name="P9"><text:span text:style-name="T1"><text:tab/></text:span><text:span text:style-name="T1"><text:tab/></text:span><text:span text:style-name="T1">&lt;title&gt;</text:span></text:p>
          <text:p text:style-name="P9"><text:span text:style-name="T1"><text:tab/></text:span><text:span text:style-name="T1"><text:tab/></text:span><text:span text:style-name="T1"><text:tab/></text:span><text:span text:style-name="T2">&lt;+$ titel $+&gt;Kein Titel&lt;+$ /titel $+&gt;</text:span></text:p>
          <text:p text:style-name="P9"><text:span text:style-name="T1"><text:tab/></text:span><text:span text:style-name="T1"><text:tab/></text:span><text:span text:style-name="T1">&lt;/title&gt;</text:span></text:p>
          <text:p text:style-name="P9"><text:span text:style-name="T1"><text:tab/></text:span><text:span text:style-name="T1">&lt;/head&gt;</text:span></text:p>
          <text:p text:style-name="P9"><text:span text:style-name="T1"><text:tab/></text:span><text:span text:style-name="T1">&lt;body&gt;</text:span></text:p>
          <text:p text:style-name="P9"><text:span text:style-name="T1"><text:tab/></text:span><text:span text:style-name="T1"><text:tab/></text:span><text:span text:style-name="T1">&lt;table&gt;</text:span></text:p>
          <text:p text:style-name="P9"><text:span text:style-name="T1"><text:tab/></text:span><text:span text:style-name="T1"><text:tab/></text:span><text:span text:style-name="T1"><text:tab/></text:span><text:span text:style-name="T1">&lt;tr&gt;&lt;td&gt;</text:span></text:p>
          <text:p text:style-name="P9"><text:span text:style-name="T1"><text:tab/></text:span><text:span text:style-name="T1"><text:tab/></text:span><text:span text:style-name="T1"><text:tab/></text:span><text:span text:style-name="T1"><text:tab/></text:span><text:span text:style-name="T1">Navigation: </text:span><text:span text:style-name="T2">&lt;+$ nav $+&gt;Keine&lt;+$ / $+&gt;</text:span></text:p>
          <text:p text:style-name="P9"><text:span text:style-name="T1"><text:tab/></text:span><text:span text:style-name="T1"><text:tab/></text:span><text:span text:style-name="T1"><text:tab/></text:span><text:span text:style-name="T1">&lt;/tr&gt;&lt;/td&gt;</text:span></text:p>
          <text:p text:style-name="P9"><text:span text:style-name="T1"><text:tab/></text:span><text:span text:style-name="T1"><text:tab/></text:span><text:span text:style-name="T1"><text:tab/></text:span><text:span text:style-name="T1">&lt;tr&gt;&lt;td&gt;</text:span></text:p>
          <text:p text:style-name="P9"><text:span text:style-name="T1"><text:tab/></text:span><text:span text:style-name="T1"><text:tab/></text:span><text:span text:style-name="T1"><text:tab/></text:span><text:span text:style-name="T1"><text:tab/></text:span><text:span text:style-name="T1">Inhalt: </text:span><text:span text:style-name="T2">&lt;+$ inhalt $+&gt;Keiner&lt;+$ / $+&gt;</text:span></text:p>
          <text:p text:style-name="P9"><text:span text:style-name="T1"><text:tab/></text:span><text:span text:style-name="T1"><text:tab/></text:span><text:span text:style-name="T1"><text:tab/></text:span><text:span text:style-name="T1">&lt;/tr&gt;&lt;/td&gt;</text:span></text:p>
          <text:p text:style-name="P9"><text:span text:style-name="T1"><text:tab/></text:span><text:span text:style-name="T1"><text:tab/></text:span><text:span text:style-name="T1">&lt;/table&gt;</text:span></text:p>
          <text:p text:style-name="P9"><text:span text:style-name="T1"><text:tab/></text:span><text:span text:style-name="T1">&lt;/body&gt;</text:span></text:p>
          <text:p text:style-name="P9"><text:span text:style-name="T1">&lt;/html&gt;</text:span></text:p>
        </draw:rect>
        <draw:rect draw:style-name="gr14" draw:text-style-name="P5" draw:layer="layout" svg:width="5.4cm" svg:height="1cm" svg:x="13cm" svg:y="3.1cm">
          <text:p text:style-name="P5">layout.iblock</text:p>
        </draw:rect>
        <draw:rect draw:style-name="gr13" draw:text-style-name="P10" draw:layer="layout" svg:width="16.8cm" svg:height="4.6cm" svg:x="1.2cm" svg:y="14.4cm">
          <text:p text:style-name="P9"><text:span text:style-name="T1">&lt;&amp; iblock src=“layout.iblock“ &amp;&gt;</text:span></text:p>
          <text:p text:style-name="P9"><text:span text:style-name="T1"><text:tab/></text:span><text:span text:style-name="T2">&lt;$ titel $&gt;</text:span><text:span text:style-name="T1">Meine Seite</text:span><text:span text:style-name="T2">&lt;$ / $&gt;</text:span></text:p>
          <text:p text:style-name="P9"><text:span text:style-name="T2"><text:tab/></text:span><text:span text:style-name="T2">&lt;$ nav $&gt;</text:span></text:p>
          <text:p text:style-name="P9"><text:span text:style-name="T1"><text:tab/></text:span><text:span text:style-name="T1"><text:tab/></text:span><text:span text:style-name="T1">&lt;&amp; iblock src=“nav.iblock“ / &amp;&gt;</text:span></text:p>
          <text:p text:style-name="P9"><text:span text:style-name="T1"><text:tab/></text:span><text:span text:style-name="T2">&lt;$ / $&gt;</text:span></text:p>
          <text:p text:style-name="P9"><text:span text:style-name="T2"><text:tab/></text:span><text:span text:style-name="T2">&lt;$ inhalt $&gt;</text:span><text:span text:style-name="T1">Viel toller Text</text:span><text:span text:style-name="T2">&lt;$ / $&gt;</text:span></text:p>
          <text:p text:style-name="P9"><text:span text:style-name="T1">&lt;&amp; / &amp;&gt;</text:span></text:p>
        </draw:rect>
        <draw:rect draw:style-name="gr14" draw:text-style-name="P5" draw:layer="layout" svg:width="5.4cm" svg:height="1cm" svg:x="13cm" svg:y="14cm">
          <text:p text:style-name="P5">index.html</text:p>
        </draw:rect>
        <draw:rect draw:style-name="gr13" draw:text-style-name="P10" draw:layer="layout" svg:width="8.7cm" svg:height="15.5cm" svg:x="18.6cm" svg:y="3.5cm">
          <text:p text:style-name="P9"><text:span text:style-name="T1">&lt;html&gt;</text:span></text:p>
          <text:p text:style-name="P9"><text:span text:style-name="T1"><text:s/></text:span><text:span text:style-name="T1">&lt;head&gt;</text:span></text:p>
          <text:p text:style-name="P9"><text:span text:style-name="T1"><text:s text:c="2"/></text:span><text:span text:style-name="T1">&lt;title&gt;</text:span></text:p>
          <text:p text:style-name="P9"><text:span text:style-name="T2"><text:s text:c="3"/></text:span><text:span text:style-name="T2">Meine Seite</text:span></text:p>
          <text:p text:style-name="P9"><text:span text:style-name="T1"><text:s text:c="2"/></text:span><text:span text:style-name="T1">&lt;/title&gt;</text:span></text:p>
          <text:p text:style-name="P9"><text:span text:style-name="T1"><text:s/></text:span><text:span text:style-name="T1">&lt;/head&gt;</text:span></text:p>
          <text:p text:style-name="P9"><text:span text:style-name="T1"><text:s/></text:span><text:span text:style-name="T1">&lt;body&gt;</text:span></text:p>
          <text:p text:style-name="P9"><text:span text:style-name="T1"><text:s text:c="2"/></text:span><text:span text:style-name="T1">&lt;table&gt;</text:span></text:p>
          <text:p text:style-name="P9"><text:span text:style-name="T1"><text:s text:c="3"/></text:span><text:span text:style-name="T1">&lt;tr&gt;&lt;td&gt;</text:span></text:p>
          <text:p text:style-name="P9"><text:span text:style-name="T1"><text:s text:c="4"/></text:span><text:span text:style-name="T1">Navigation: </text:span><text:span text:style-name="T2">[...]</text:span></text:p>
          <text:p text:style-name="P9"><text:span text:style-name="T1"><text:s text:c="3"/></text:span><text:span text:style-name="T1">&lt;/tr&gt;&lt;/td&gt;</text:span></text:p>
          <text:p text:style-name="P9"><text:span text:style-name="T1"><text:s text:c="3"/></text:span><text:span text:style-name="T1">&lt;tr&gt;&lt;td&gt;</text:span></text:p>
          <text:p text:style-name="P9"><text:span text:style-name="T1"><text:s text:c="4"/></text:span><text:span text:style-name="T1">Inhalt: </text:span><text:span text:style-name="T2">Viel toller Text</text:span></text:p>
          <text:p text:style-name="P9"><text:span text:style-name="T1"><text:s text:c="3"/></text:span><text:span text:style-name="T1">&lt;/tr&gt;&lt;/td&gt;</text:span></text:p>
          <text:p text:style-name="P9"><text:span text:style-name="T1"><text:s text:c="2"/></text:span><text:span text:style-name="T1">&lt;/table&gt;</text:span></text:p>
          <text:p text:style-name="P9"><text:span text:style-name="T1"><text:s/></text:span><text:span text:style-name="T1">&lt;/body&gt;</text:span></text:p>
          <text:p text:style-name="P9"><text:span text:style-name="T1">&lt;/html&gt;</text:span></text:p>
        </draw:rect>
        <draw:rect draw:style-name="gr14" draw:text-style-name="P5" draw:layer="layout" svg:width="5.4cm" svg:height="1cm" svg:x="22.2cm" svg:y="3.1cm">
          <text:p text:style-name="P5">-&gt; Ergebnis</text:p>
        </draw:rect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presentation:style-name="pr1" draw:text-style-name="P1" draw:layer="layout" svg:width="27cm" svg:height="1.206cm" svg:x="0.5cm" svg:y="0.794cm" presentation:class="title" presentation:user-transformed="true">
          <draw:text-box>
            <text:p text:style-name="P1">Templating: Listen</text:p>
          </draw:text-box>
        </draw:frame>
        <draw:frame presentation:style-name="pr2" draw:text-style-name="P2" draw:layer="layout" svg:width="27cm" svg:height="17.2cm" svg:x="0.5cm" svg:y="2.3cm" presentation:class="outline">
          <draw:text-box>
            <text:list text:style-name="L2">
              <text:list-item>
                <text:p text:style-name="P2">Definition<text:line-break/><text:line-break/><text:line-break/></text:p>
              </text:list-item>
            </text:list>
            <text:list text:style-name="L2">
              <text:list-item>
                <text:p text:style-name="P2">Nutzung<text:line-break/><text:line-break/><text:line-break/><text:line-break/></text:p>
              </text:list-item>
            </text:list>
            <text:list text:style-name="L2">
              <text:list-item>
                <text:p text:style-name="P2">Ergebnis</text:p>
              </text:list-item>
            </text:list>
          </draw:text-box>
        </draw:frame>
        <draw:rect draw:style-name="gr13" draw:text-style-name="P10" draw:layer="layout" svg:width="21.2cm" svg:height="3.1cm" svg:x="1.3cm" svg:y="3.4cm">
          <text:p text:style-name="P9"><text:span text:style-name="T1">&lt;table&gt;</text:span></text:p>
          <text:p text:style-name="P9"><text:span text:style-name="T1"><text:tab/></text:span><text:span text:style-name="T1">&lt;tr&gt;&lt;th&gt;</text:span><text:span text:style-name="T2">&lt;+$ kopf1 / $+&gt;</text:span><text:span text:style-name="T1">&lt;/th&gt;&lt;th&gt;</text:span><text:span text:style-name="T2">&lt;+$ kopf2 / $+&gt;</text:span><text:span text:style-name="T1">&lt;/th&gt;&lt;/tr&gt;</text:span></text:p>
          <text:p text:style-name="P9"><text:span text:style-name="T1"><text:tab/></text:span><text:span text:style-name="T2">&lt;+@ zeilen @+&gt;</text:span></text:p>
          <text:p text:style-name="P9"><text:span text:style-name="T1"><text:tab/></text:span><text:span text:style-name="T1"><text:tab/></text:span><text:span text:style-name="T1">&lt;tr&gt;&lt;td&gt;</text:span><text:span text:style-name="T2">&lt;+$ spalte1 / $+&gt;</text:span><text:span text:style-name="T1">&lt;/td&gt;&lt;td&gt;</text:span><text:span text:style-name="T2">&lt;+$ spalte2 / $+&gt;</text:span><text:span text:style-name="T1">&lt;/td&gt;&lt;/tr&gt;</text:span></text:p>
          <text:p text:style-name="P9"><text:span text:style-name="T1"><text:tab/></text:span><text:span text:style-name="T2">&lt;+@ / @+&gt;</text:span></text:p>
          <text:p text:style-name="P9"><text:span text:style-name="T1">&lt;/table&gt;</text:span></text:p>
        </draw:rect>
        <draw:rect draw:style-name="gr14" draw:text-style-name="P5" draw:layer="layout" svg:width="5.4cm" svg:height="1cm" svg:x="17.6cm" svg:y="2.8cm">
          <text:p text:style-name="P5">liste.iblock</text:p>
        </draw:rect>
        <draw:rect draw:style-name="gr13" draw:text-style-name="P10" draw:layer="layout" svg:width="21.2cm" svg:height="4.1cm" svg:x="1.3cm" svg:y="7.9cm">
          <text:p text:style-name="P9"><text:span text:style-name="T1">&lt;&amp; iblock src=“liste.iblock“ kopf1=“Name“ kopf2=“Telefonnummer“ &amp;&gt;</text:span></text:p>
          <text:p text:style-name="P9"><text:span text:style-name="T1"><text:tab/></text:span><text:span text:style-name="T2">&lt;@ zeilen @&gt;</text:span></text:p>
          <text:p text:style-name="P9"><text:span text:style-name="T1"><text:tab/></text:span><text:span text:style-name="T1"><text:tab/></text:span><text:span text:style-name="T2">&lt;$ spalte1 $&gt;</text:span><text:span text:style-name="T1">foo</text:span><text:span text:style-name="T2">&lt;$ / $&gt;&lt;$ spalte2 $&gt;</text:span><text:span text:style-name="T1">555-123456</text:span><text:span text:style-name="T2">&lt;$ / $&gt;</text:span></text:p>
          <text:p text:style-name="P9"><text:span text:style-name="T2"><text:tab/></text:span><text:span text:style-name="T2"><text:tab/></text:span><text:span text:style-name="T2">&lt;$ spalte1 $&gt;</text:span><text:span text:style-name="T1">bar</text:span><text:span text:style-name="T2">&lt;$ / $&gt;&lt;$ spalte2 $&gt;</text:span><text:span text:style-name="T1">555-654321</text:span><text:span text:style-name="T2">&lt;$ / $&gt;</text:span></text:p>
          <text:p text:style-name="P9"><text:span text:style-name="T1"><text:tab/></text:span><text:span text:style-name="T2">&lt;@ / @&gt;</text:span></text:p>
          <text:p text:style-name="P9"><text:span text:style-name="T1">&lt;&amp; / &amp;&gt;</text:span></text:p>
        </draw:rect>
        <draw:rect draw:style-name="gr14" draw:text-style-name="P5" draw:layer="layout" svg:width="5.4cm" svg:height="1cm" svg:x="17.6cm" svg:y="7.3cm">
          <text:p text:style-name="P5">liste.html</text:p>
        </draw:rect>
        <draw:rect draw:style-name="gr13" draw:text-style-name="P10" draw:layer="layout" svg:width="21.2cm" svg:height="3cm" svg:x="1.3cm" svg:y="13.5cm">
          <text:p text:style-name="P9"><text:span text:style-name="T1">&lt;table&gt;</text:span></text:p>
          <text:p text:style-name="P9"><text:span text:style-name="T1"><text:tab/></text:span><text:span text:style-name="T1">&lt;tr&gt;&lt;th&gt;</text:span><text:span text:style-name="T2">Name</text:span><text:span text:style-name="T1">&lt;/th&gt;&lt;th&gt;</text:span><text:span text:style-name="T2">Telefonnummer</text:span><text:span text:style-name="T1">&lt;/th&gt;&lt;/tr&gt;</text:span></text:p>
          <text:p text:style-name="P9"><text:span text:style-name="T1"><text:tab/></text:span><text:span text:style-name="T1">&lt;tr&gt;&lt;td&gt;</text:span><text:span text:style-name="T2">foo</text:span><text:span text:style-name="T1">&lt;/td&gt;&lt;td&gt;</text:span><text:span text:style-name="T2">555-123456</text:span><text:span text:style-name="T1">&lt;/td&gt;&lt;/tr&gt;</text:span></text:p>
          <text:p text:style-name="P9"><text:span text:style-name="T1"><text:tab/></text:span><text:span text:style-name="T1">&lt;tr&gt;&lt;td&gt;</text:span><text:span text:style-name="T2">bar</text:span><text:span text:style-name="T1">&lt;/td&gt;&lt;td&gt;</text:span><text:span text:style-name="T2">555-654321</text:span><text:span text:style-name="T1">&lt;/td&gt;&lt;/tr&gt;</text:span></text:p>
          <text:p text:style-name="P9"><text:span text:style-name="T1">&lt;/table&gt;</text:span></text:p>
        </draw:rect>
        <draw:rect draw:style-name="gr14" draw:text-style-name="P5" draw:layer="layout" svg:width="5.4cm" svg:height="1cm" svg:x="17.6cm" svg:y="12.9cm">
          <text:p text:style-name="P5">-&gt; Ergebnis</text:p>
        </draw:rect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presentation:style-name="pr1" draw:text-style-name="P1" draw:layer="layout" svg:width="27cm" svg:height="1.206cm" svg:x="0.5cm" svg:y="0.794cm" presentation:class="title" presentation:user-transformed="true">
          <draw:text-box>
            <text:p text:style-name="P1">Plugins</text:p>
          </draw:text-box>
        </draw:frame>
        <draw:frame presentation:style-name="pr5" draw:text-style-name="P2" draw:layer="layout" svg:width="27cm" svg:height="17.335cm" svg:x="0.5cm" svg:y="2.3cm" presentation:class="outline" presentation:user-transformed="true">
          <draw:text-box>
            <text:list text:style-name="L2">
              <text:list-item>
                <text:p text:style-name="P2">Das Templating ist nur ein Plugin namens „iblock“:<text:line-break/><text:span text:style-name="T3">&lt;&amp; </text:span><text:span text:style-name="T4">iblock</text:span><text:span text:style-name="T3"> src=“...“ / &amp;&gt;</text:span></text:p>
              </text:list-item>
            </text:list>
            <text:list text:style-name="L2">
              <text:list-item>
                <text:p text:style-name="P2">Alle Tags der Form <text:span text:style-name="T3">&lt;&amp; ... &amp;&gt;</text:span> starten im Hintergrund ein Plugin, das bestimmt wodurch das Tag und sein Inhalt ersetzt werden.</text:p>
              </text:list-item>
            </text:list>
            <text:list text:style-name="L2">
              <text:list-item>
                <text:p text:style-name="P2">Weitere Plugins:</text:p>
              </text:list-item>
            </text:list>
            <text:list text:style-name="L2">
              <text:list-item>
                <text:list>
                  <text:list-item>
                    <text:p text:style-name="P3">Upcase: Text in Großbuchstaben umwandel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Embperl: Eingebetteten Perl-Code ausführen<text:line-break/><text:span text:style-name="T3">&lt;&amp; embperl &amp;&gt;</text:span><text:span text:style-name="T3"><text:line-break/></text:span><text:span text:style-name="T3"><text:tab/></text:span><text:span text:style-name="T3">print 'hi';</text:span><text:span text:style-name="T3"><text:line-break/></text:span><text:span text:style-name="T3">&lt;&amp; / &amp;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Guestboo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Blo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For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(Beispielseit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presentation:style-name="pr1" draw:text-style-name="P1" draw:layer="layout" svg:width="27cm" svg:height="1.206cm" svg:x="0.5cm" svg:y="0.794cm" presentation:class="title" presentation:user-transformed="true">
          <draw:text-box>
            <text:p text:style-name="P1">SQL-Plugin</text:p>
          </draw:text-box>
        </draw:frame>
        <draw:frame presentation:style-name="pr2" draw:text-style-name="P2" draw:layer="layout" svg:width="27cm" svg:height="17.2cm" svg:x="0.5cm" svg:y="2.3cm" presentation:class="outline">
          <draw:text-box>
            <text:list text:style-name="L2">
              <text:list-item>
                <text:p text:style-name="P2">Das SQL-Plugin generiert iBlock-Felder.<text:line-break/>Aus<text:line-break/><text:line-break/><text:span text:style-name="T5">&lt;&amp; sql query=“SELECT name, nummer FROM telefonnummern“ / &amp;&gt;</text:span><text:span text:style-name="T3"><text:line-break/></text:span><text:line-break/>wird z.B.:<text:line-break/><text:line-break/><text:span text:style-name="T5">&lt;$ name $&gt;foo&lt;$ / $&gt;&lt;$ nummer $&gt;555-123456&lt;$ / $&gt;</text:span><text:span text:style-name="T5"><text:line-break/></text:span><text:span text:style-name="T5">&lt;$ name $&gt;bar&lt;$ / $&gt;&lt;$ nummer $&gt;555-654321&lt;$ / $&gt;</text:span></text:p>
              </text:list-item>
            </text:list>
            <text:list text:style-name="L2">
              <text:list-item>
                <text:p text:style-name="P2">Wenn man also ein SQL-Tag in eine Liste in einem iBlock-Tag setzt, wird z.B. automatisch eine formatierte Tabelle erzeugt.</text:p>
              </text:list-item>
            </text:list>
            <text:list text:style-name="L2">
              <text:list-item>
                <text:p text:style-name="P2">Durch die Möglichkeit der Verschachtelung der Tags ergeben sich ausdrucksstarke und mächtige Konstruk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presentation:style-name="pr1" draw:text-style-name="P1" draw:layer="layout" svg:width="27cm" svg:height="1.206cm" svg:x="0.5cm" svg:y="0.794cm" presentation:class="title" presentation:user-transformed="true">
          <draw:text-box>
            <text:p text:style-name="P1">Technik</text:p>
          </draw:text-box>
        </draw:frame>
        <draw:frame presentation:style-name="pr2" draw:text-style-name="P2" draw:layer="layout" svg:width="27cm" svg:height="17.2cm" svg:x="0.5cm" svg:y="2.3cm" presentation:class="outline" presentation:user-transformed="true">
          <draw:text-box>
            <text:list text:style-name="L2">
              <text:list-item>
                <text:p text:style-name="P2">Warum Perl und nicht $sprache?</text:p>
              </text:list-item>
            </text:list>
            <text:list text:style-name="L2">
              <text:list-item>
                <text:list>
                  <text:list-item>
                    <text:p text:style-name="P3">Perl erlaubt sehr kurze Entwicklungszeiten (gerade bei kleinen bis mittleren Projekte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Der Code beschränkt sich fast nur auf die Semantik, die ganze Schmutzarbeit wird einem abgenommen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Es gibt fast nichts, was es im CPAN nicht gibt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Performance/Integ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Mein Framework läuft unter Apache/mod_perl als Apache-Modul, das in Perl geschrieben wurde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So wird der Code nur einmal pro httpd-Prozess kompiliert und kann bei jedem Request ausgeführt werden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Durch mod_perl hat man vollen Zugriff auf den Ablauf des Requests und kann so ohne Umwege über /cgi-bin/ oder eingebettete Tags die Ausgabe kontrollieren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Usw.: Plattformunabhängigkeit, hoher Reifegrad (Perl ist 18 Jahre alt...), OpenSource-Lizenz, Universalität, Schnittstellen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presentation:style-name="pr1" draw:text-style-name="P1" draw:layer="layout" svg:width="27cm" svg:height="1.206cm" svg:x="0.5cm" svg:y="0.794cm" presentation:class="title">
          <draw:text-box>
            <text:p text:style-name="P1">Aber ein großes Projekt in Perl? Das ist doch nicht wartbar!</text:p>
          </draw:text-box>
        </draw:frame>
        <draw:frame presentation:style-name="pr2" draw:text-style-name="P2" draw:layer="layout" svg:width="27cm" svg:height="17.2cm" svg:x="0.5cm" svg:y="2.3cm" presentation:class="outline" presentation:user-transformed="true">
          <draw:text-box>
            <text:list text:style-name="L2">
              <text:list-item>
                <text:p text:style-name="P2">Projektgröße (in Zeilen):<text:line-break/><text:line-break/><text:span text:style-name="T5">streawkceur@server:~/iblock$ cat `find -type f` | wc -l</text:span><text:span text:style-name="T5"><text:line-break/></text:span><text:span text:style-name="T6">18059</text:span></text:p>
              </text:list-item>
            </text:list>
            <text:list text:style-name="L2">
              <text:list-item>
                <text:p text:style-name="P2">Jedoch aufgeteilt in 67 Module und organisiert durch einen vollständig objektorientierten Ansatz (keine einzige globale Variable).</text:p>
              </text:list-item>
            </text:list>
            <text:list text:style-name="L2">
              <text:list-item>
                <text:p text:style-name="P2">Einfaches Refactoring durch klare Schnittstellen und Typenfreiheit.</text:p>
              </text:list-item>
            </text:list>
            <text:list text:style-name="L2">
              <text:list-item>
                <text:p text:style-name="P2">Einfache Dokumentation mittels Perldoc</text:p>
              </text:list-item>
            </text:list>
            <text:list text:style-name="L2">
              <text:list-item>
                <text:p text:style-name="P2">Bei diszipliniertem Programmieren auch leichte Lesbarkeit des Codes (und z.B. keine Ablenkung durch für die Semantik unwichtige technische Detail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presentation:style-name="pr1" draw:text-style-name="P1" draw:layer="layout" svg:width="27cm" svg:height="1.206cm" svg:x="0.5cm" svg:y="0.794cm" presentation:class="title" presentation:user-transformed="true">
          <draw:text-box>
            <text:p text:style-name="P1">Gibt’s sowas denn nicht schon?</text:p>
          </draw:text-box>
        </draw:frame>
        <draw:frame presentation:style-name="pr2" draw:text-style-name="P2" draw:layer="layout" svg:width="27cm" svg:height="17.2cm" svg:x="0.5cm" svg:y="2.3cm" presentation:class="outline" presentation:user-transformed="true">
          <draw:text-box>
            <text:list text:style-name="L2">
              <text:list-item>
                <text:p text:style-name="P2">Es gibt viele ähnliche Ansätze (sicherlich habe ich nicht alle gesehen), die jedoch in vielen Aspekten anders funktionieren (und mir nicht 100%ig gefallen)</text:p>
              </text:list-item>
            </text:list>
            <text:list text:style-name="L2">
              <text:list-item>
                <text:list>
                  <text:list-item>
                    <text:p text:style-name="P3">HTML::Embperl (Einbettung von Code in HTML-Seiten. Keine direkte Plugin-Architektur, kein explizites Templating, keine strikte Trennung von Code/Darstellung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HTML::Mason (Ähnlich zu Embperl, jedoch mehr komponentenorientiert. Immernoch keine 100%ige Trennung von Code und Darstellung, kompliziertere Nutzung durch reine Perl-Befehle anstatt verschachtelbaren Tags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xKit (XML/XSL-basiert mit den verbundenen Vor- und Nachteilen. Nachteile: z.B. dass die Formulierung von XML-Code deutlich aufwendiger zu schreiben und zu parsen ist als mit einer Spezial-Syntax (Namespaces etc), XSLT ist um ein Vielfaches aufwendiger zu formulieren als die einfache iBlock-Template-Sprache, es liegt nicht immer valider XML-Input vor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presentation:style-name="pr1" draw:text-style-name="P1" draw:layer="layout" svg:width="27cm" svg:height="1.206cm" svg:x="0.5cm" svg:y="0.794cm" presentation:class="title" presentation:user-transformed="true">
          <draw:text-box>
            <text:p text:style-name="P1">Fragen?</text:p>
          </draw:text-box>
        </draw:frame>
        <draw:frame draw:style-name="gr12" draw:text-style-name="P8" draw:layer="layout" svg:width="19.996cm" svg:height="14.774cm" svg:x="3.158cm" svg:y="3.255cm">
          <draw:image xlink:href="Pictures/2000009100004E1D000039B77C6D28AB.wm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http://www.w3.org/2001/SMIL20/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svg:stroke-width="0.1cm" svg:stroke-color="#000080" draw:fill="none" draw:textarea-vertical-align="top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000080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left="0.899cm" fo:margin-right="0cm" fo:margin-top="0cm" fo:margin-bottom="0.374cm" text:enable-numbering="true" fo:text-indent="-0.674cm"/>
      <style:text-properties fo:color="#000080" style:text-outline="false" style:text-line-through-style="none" fo:font-family="Tahoma" style:font-style-name="Standard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color="#000080" fo:font-size="22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color="#000080" fo:font-size="20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color="#000080" fo:font-size="18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color="#000080" fo:font-size="16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color="#000080"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color="#000080"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color="#000080"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color="#000080"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5.0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5.573cm"/>
    </style:style>
    <style:style style:name="pr1" style:family="presentation" style:parent-style-name="Standard-backgroundobjects">
      <style:graphic-properties svg:stroke-width="0.1cm" svg:stroke-color="#00008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text-properties fo:color="#000080" fo:font-family="Tahoma" style:font-family-generic="swiss" style:font-pitch="variabl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80" fo:font-family="Tahoma" style:font-family-generic="swiss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dp1">
      <draw:frame presentation:style-name="Standard-title" draw:layer="backgroundobjects" svg:width="27cm" svg:height="1.206cm" svg:x="0.5cm" svg:y="0.794cm" presentation:class="title" presentation:placeholder="true">
        <draw:text-box/>
      </draw:frame>
      <draw:frame presentation:style-name="Standard-outline1" draw:layer="backgroundobjects" svg:width="27cm" svg:height="17.2cm" svg:x="0.5cm" svg:y="2.3cm" presentation:class="outline" presentation:placeholder="true">
        <draw:text-box/>
      </draw:frame>
      <draw:line presentation:style-name="pr1" draw:text-style-name="P5" draw:layer="backgroundobjects" svg:x1="0.5cm" svg:y1="2.1cm" svg:x2="27.5cm" svg:y2="2.1cm">
        <text:p text:style-name="P1"/>
      </draw:line>
      <draw:line presentation:style-name="pr1" draw:text-style-name="P5" draw:layer="backgroundobjects" svg:x1="0.5cm" svg:y1="19.8cm" svg:x2="27.5cm" svg:y2="19.8cm">
        <text:p text:style-name="P1"/>
      </draw:line>
      <draw:frame draw:style-name="gr3" draw:text-style-name="P6" draw:layer="backgroundobjects" svg:width="5.502cm" svg:height="1.017cm" svg:x="22.1cm" svg:y="19.683cm">
        <draw:text-box>
          <text:p text:style-name="P1"><text:span text:style-name="T2">© Thomas Wittek</text:span></text:p>
        </draw:text-box>
      </draw:frame>
      <draw:frame draw:style-name="gr4" draw:text-style-name="P6" draw:layer="backgroundobjects" svg:width="6.073cm" svg:height="1.017cm" svg:x="0.3cm" svg:y="19.68cm">
        <draw:text-box>
          <text:p text:style-name="P1"><text:span text:style-name="T2">iBlock - </text:span><text:span text:style-name="T2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http://www.w3.org/2001/SMIL20/" xmlns:anim="urn:oasis:names:tc:opendocument:xmlns:animation:1.0" office:version="1.0">
  <office:meta>
    <meta:generator>OpenOffice.org/1.9.79$Win32 OpenOffice.org_project/680m79$Build-8876$CWS-ooo20beta</meta:generator>
    <meta:initial-creator>Thomas Wittek</meta:initial-creator>
    <meta:creation-date>2005-04-06T20:22:35</meta:creation-date>
    <dc:creator>Thomas Wittek</dc:creator>
    <dc:date>2005-04-06T22:57:39</dc:date>
    <meta:printed-by>Thomas Wittek</meta:printed-by>
    <meta:print-date>2005-04-06T22:53:36</meta:print-date>
    <dc:language>de-DE</dc:language>
    <meta:editing-cycles>23</meta:editing-cycles>
    <meta:editing-duration>PT2H8M41S</meta:editing-duration>
    <meta:user-defined meta:name="Info 1"/>
    <meta:user-defined meta:name="Info 2"/>
    <meta:user-defined meta:name="Info 3"/>
    <meta:user-defined meta:name="Info 4"/>
    <meta:document-statistic meta:object-count="85"/>
  </office:meta>
</office:document-meta>
</file>